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double #000000" style:border-line-width="0.009cm 0.009cm 0.009cm"/>
      <style:paragraph-properties fo:text-align="center" fo:margin-left="0cm"/>
    </style:style>
    <style:style style:name="ce2" style:family="table-cell" style:parent-style-name="Default">
      <style:table-cell-properties fo:background-color="#dee6ef" fo:border="0.74pt solid #000000"/>
    </style:style>
    <style:style style:name="ce3" style:family="table-cell" style:parent-style-name="Default">
      <style:table-cell-properties fo:background-color="#dde8cb" fo:border="0.74pt double #000000" style:border-line-width="0.026cm 0.004cm 0.053cm"/>
    </style:style>
    <style:style style:name="ce4" style:family="table-cell" style:parent-style-name="Default">
      <style:table-cell-properties fo:background-color="#dee7e5" fo:border="0.74pt solid #000000"/>
    </style:style>
    <style:style style:name="ce5" style:family="table-cell" style:parent-style-name="Default">
      <style:table-cell-properties fo:background-color="#b4c7dc" fo:border="0.74pt double #000000" style:border-line-width="0.009cm 0.009cm 0.009cm"/>
    </style:style>
    <style:style style:name="ce6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SO10Cent50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Min (las gen)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TD</text:p>
          </table:table-cell>
          <table:table-cell/>
        </table:table-row>
        <table:table-row table:style-name="ro1">
          <table:table-cell table:style-name="ce2" table:formula="of:=ROW([.A1])" office:value-type="float" office:value="1" calcext:value-type="float">
            <text:p>1</text:p>
          </table:table-cell>
          <table:table-cell table:style-name="ce2" table:formula="of:=324" office:value-type="float" office:value="324" calcext:value-type="float">
            <text:p>324</text:p>
          </table:table-cell>
          <table:table-cell table:style-name="ce2" table:formula="of:=AVERAGE([.B2:.B31])" office:value-type="float" office:value="315.233333333333" calcext:value-type="float">
            <text:p>315,233333333333</text:p>
          </table:table-cell>
          <table:table-cell table:style-name="ce2" table:formula="of:=STDEV([.B2:.B31])" office:value-type="float" office:value="7.24299106310576" calcext:value-type="float">
            <text:p>7,24299106310576</text:p>
          </table:table-cell>
          <table:table-cell/>
        </table:table-row>
        <table:table-row table:style-name="ro1">
          <table:table-cell table:style-name="ce2" table:formula="of:=ROW([.A2])" office:value-type="float" office:value="2" calcext:value-type="float">
            <text:p>2</text:p>
          </table:table-cell>
          <table:table-cell table:style-name="ce2" table:formula="of:=306" office:value-type="float" office:value="306" calcext:value-type="float">
            <text:p>306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table:formula="of:=ROW([.A3])" office:value-type="float" office:value="3" calcext:value-type="float">
            <text:p>3</text:p>
          </table:table-cell>
          <table:table-cell table:style-name="ce2" office:value-type="float" office:value="317" calcext:value-type="float">
            <text:p>317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table:formula="of:=ROW([.A4])" office:value-type="float" office:value="4" calcext:value-type="float">
            <text:p>4</text:p>
          </table:table-cell>
          <table:table-cell table:style-name="ce2" table:formula="of:=325" office:value-type="float" office:value="325" calcext:value-type="float">
            <text:p>325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table:formula="of:=ROW([.A5])" office:value-type="float" office:value="5" calcext:value-type="float">
            <text:p>5</text:p>
          </table:table-cell>
          <table:table-cell table:style-name="ce2" office:value-type="float" office:value="312" calcext:value-type="float">
            <text:p>312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table:formula="of:=ROW([.A6])" office:value-type="float" office:value="6" calcext:value-type="float">
            <text:p>6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table:formula="of:=ROW([.A7])" office:value-type="float" office:value="7" calcext:value-type="float">
            <text:p>7</text:p>
          </table:table-cell>
          <table:table-cell table:style-name="ce2" office:value-type="float" office:value="311" calcext:value-type="float">
            <text:p>311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table:formula="of:=ROW([.A8])" office:value-type="float" office:value="8" calcext:value-type="float">
            <text:p>8</text:p>
          </table:table-cell>
          <table:table-cell table:style-name="ce2" office:value-type="float" office:value="317" calcext:value-type="float">
            <text:p>317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table:formula="of:=ROW([.A9])" office:value-type="float" office:value="9" calcext:value-type="float">
            <text:p>9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table:formula="of:=ROW([.A10])" office:value-type="float" office:value="10" calcext:value-type="float">
            <text:p>10</text:p>
          </table:table-cell>
          <table:table-cell table:style-name="ce2" office:value-type="float" office:value="311" calcext:value-type="float">
            <text:p>311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table:formula="of:=ROW([.A11])" office:value-type="float" office:value="11" calcext:value-type="float">
            <text:p>11</text:p>
          </table:table-cell>
          <table:table-cell table:style-name="ce2" office:value-type="float" office:value="306" calcext:value-type="float">
            <text:p>306</text:p>
          </table:table-cell>
          <table:table-cell table:style-name="ce6"/>
          <table:table-cell table:style-name="ce4" office:value-type="string" calcext:value-type="string">
            <text:p>AVG</text:p>
          </table:table-cell>
          <table:table-cell table:style-name="ce4" office:value-type="string" calcext:value-type="string">
            <text:p>STD</text:p>
          </table:table-cell>
        </table:table-row>
        <table:table-row table:style-name="ro1">
          <table:table-cell table:style-name="ce2" table:formula="of:=ROW([.A12])" office:value-type="float" office:value="12" calcext:value-type="float">
            <text:p>12</text:p>
          </table:table-cell>
          <table:table-cell table:style-name="ce2" office:value-type="float" office:value="311" calcext:value-type="float">
            <text:p>311</text:p>
          </table:table-cell>
          <table:table-cell table:style-name="ce6"/>
          <table:table-cell table:style-name="ce4" office:value-type="string" calcext:value-type="string">
            <text:p>315.76666666666665</text:p>
          </table:table-cell>
          <table:table-cell table:style-name="ce4" office:value-type="string" calcext:value-type="string">
            <text:p>9.513791159270959</text:p>
          </table:table-cell>
        </table:table-row>
        <table:table-row table:style-name="ro1">
          <table:table-cell table:style-name="ce2" table:formula="of:=ROW([.A13])" office:value-type="float" office:value="13" calcext:value-type="float">
            <text:p>13</text:p>
          </table:table-cell>
          <table:table-cell table:style-name="ce2" office:value-type="float" office:value="317" calcext:value-type="float">
            <text:p>317</text:p>
          </table:table-cell>
          <table:table-cell table:style-name="ce6"/>
          <table:table-cell table:style-name="ce4" office:value-type="string" calcext:value-type="string">
            <text:p>314.06666666666666</text:p>
          </table:table-cell>
          <table:table-cell table:style-name="ce4" office:value-type="string" calcext:value-type="string">
            <text:p>9.175813618178802</text:p>
          </table:table-cell>
        </table:table-row>
        <table:table-row table:style-name="ro1">
          <table:table-cell table:style-name="ce2" table:formula="of:=ROW([.A14])" office:value-type="float" office:value="14" calcext:value-type="float">
            <text:p>14</text:p>
          </table:table-cell>
          <table:table-cell table:style-name="ce2" office:value-type="float" office:value="311" calcext:value-type="float">
            <text:p>311</text:p>
          </table:table-cell>
          <table:table-cell table:style-name="ce6"/>
          <table:table-cell table:style-name="ce4" office:value-type="string" calcext:value-type="string">
            <text:p>314.1</text:p>
          </table:table-cell>
          <table:table-cell table:style-name="ce4" office:value-type="string" calcext:value-type="string">
            <text:p>8.761088212469195</text:p>
          </table:table-cell>
        </table:table-row>
        <table:table-row table:style-name="ro1">
          <table:table-cell table:style-name="ce2" table:formula="of:=ROW([.A15])" office:value-type="float" office:value="15" calcext:value-type="float">
            <text:p>15</text:p>
          </table:table-cell>
          <table:table-cell table:style-name="ce2" office:value-type="float" office:value="317" calcext:value-type="float">
            <text:p>317</text:p>
          </table:table-cell>
          <table:table-cell table:style-name="ce6"/>
          <table:table-cell table:style-name="ce4" office:value-type="string" calcext:value-type="string">
            <text:p>314.3666666666667</text:p>
          </table:table-cell>
          <table:table-cell table:style-name="ce4" office:value-type="string" calcext:value-type="string">
            <text:p>7.760942096306493</text:p>
          </table:table-cell>
        </table:table-row>
        <table:table-row table:style-name="ro1">
          <table:table-cell table:style-name="ce2" table:formula="of:=ROW([.A16])" office:value-type="float" office:value="16" calcext:value-type="float">
            <text:p>16</text:p>
          </table:table-cell>
          <table:table-cell table:style-name="ce2" office:value-type="float" office:value="328" calcext:value-type="float">
            <text:p>328</text:p>
          </table:table-cell>
          <table:table-cell table:style-name="ce6"/>
          <table:table-cell table:style-name="ce4" office:value-type="string" calcext:value-type="string">
            <text:p>313.23333333333335</text:p>
          </table:table-cell>
          <table:table-cell table:style-name="ce4" office:value-type="string" calcext:value-type="string">
            <text:p>8.428852564587636</text:p>
          </table:table-cell>
        </table:table-row>
        <table:table-row table:style-name="ro1">
          <table:table-cell table:style-name="ce2" table:formula="of:=ROW([.A17])" office:value-type="float" office:value="17" calcext:value-type="float">
            <text:p>17</text:p>
          </table:table-cell>
          <table:table-cell table:style-name="ce2" office:value-type="float" office:value="327" calcext:value-type="float">
            <text:p>327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table:formula="of:=ROW([.A18])" office:value-type="float" office:value="18" calcext:value-type="float">
            <text:p>18</text:p>
          </table:table-cell>
          <table:table-cell table:style-name="ce2" office:value-type="float" office:value="327" calcext:value-type="float">
            <text:p>327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table:formula="of:=ROW([.A19])" office:value-type="float" office:value="19" calcext:value-type="float">
            <text:p>19</text:p>
          </table:table-cell>
          <table:table-cell table:style-name="ce2" office:value-type="float" office:value="312" calcext:value-type="float">
            <text:p>312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table:formula="of:=ROW([.A20])" office:value-type="float" office:value="20" calcext:value-type="float">
            <text:p>20</text:p>
          </table:table-cell>
          <table:table-cell table:style-name="ce2" office:value-type="float" office:value="325" calcext:value-type="float">
            <text:p>325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table:formula="of:=ROW([.A21])" office:value-type="float" office:value="21" calcext:value-type="float">
            <text:p>21</text:p>
          </table:table-cell>
          <table:table-cell table:style-name="ce2" office:value-type="float" office:value="311" calcext:value-type="float">
            <text:p>311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table:formula="of:=ROW([.A22])" office:value-type="float" office:value="22" calcext:value-type="float">
            <text:p>22</text:p>
          </table:table-cell>
          <table:table-cell table:style-name="ce2" office:value-type="float" office:value="311" calcext:value-type="float">
            <text:p>311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table:formula="of:=ROW([.A23])" office:value-type="float" office:value="23" calcext:value-type="float">
            <text:p>23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table:formula="of:=ROW([.A24])" office:value-type="float" office:value="24" calcext:value-type="float">
            <text:p>24</text:p>
          </table:table-cell>
          <table:table-cell table:style-name="ce2" office:value-type="float" office:value="317" calcext:value-type="float">
            <text:p>317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table:formula="of:=ROW([.A25])" office:value-type="float" office:value="25" calcext:value-type="float">
            <text:p>25</text:p>
          </table:table-cell>
          <table:table-cell table:style-name="ce2" office:value-type="float" office:value="317" calcext:value-type="float">
            <text:p>317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table:formula="of:=ROW([.A26])" office:value-type="float" office:value="26" calcext:value-type="float">
            <text:p>26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table:formula="of:=ROW([.A27])" office:value-type="float" office:value="27" calcext:value-type="float">
            <text:p>27</text:p>
          </table:table-cell>
          <table:table-cell table:style-name="ce2" office:value-type="float" office:value="317" calcext:value-type="float">
            <text:p>317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table:formula="of:=ROW([.A28])" office:value-type="float" office:value="28" calcext:value-type="float">
            <text:p>28</text:p>
          </table:table-cell>
          <table:table-cell table:style-name="ce2" office:value-type="float" office:value="312" calcext:value-type="float">
            <text:p>312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table:formula="of:=ROW([.A29])" office:value-type="float" office:value="29" calcext:value-type="float">
            <text:p>29</text:p>
          </table:table-cell>
          <table:table-cell table:style-name="ce2" office:value-type="float" office:value="317" calcext:value-type="float">
            <text:p>317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table:formula="of:=ROW([.A30])" office:value-type="float" office:value="30" calcext:value-type="float">
            <text:p>30</text:p>
          </table:table-cell>
          <table:table-cell table:style-name="ce2" office:value-type="float" office:value="327" calcext:value-type="float">
            <text:p>327</text:p>
          </table:table-cell>
          <table:table-cell table:style-name="ce6" table:number-columns-repeated="2"/>
          <table:table-cell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SO10C50 Best Run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Gen</text:p>
          </table:table-cell>
          <table:table-cell table:style-name="ce3" office:value-type="string" calcext:value-type="string">
            <text:p>Min 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</table:table>
      <table:table table:name="SO10C50_b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Min (las gen)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TD</text:p>
          </table:table-cell>
        </table:table-row>
        <table:table-row table:style-name="ro1">
          <table:table-cell table:formula="of:=ROW([.A1])" office:value-type="float" office:value="1" calcext:value-type="float">
            <text:p>1</text:p>
          </table:table-cell>
          <table:table-cell table:formula="of:=337" office:value-type="float" office:value="337" calcext:value-type="float">
            <text:p>337</text:p>
          </table:table-cell>
          <table:table-cell table:formula="of:=AVERAGE([.B2:.B31])" office:value-type="float" office:value="320.7" calcext:value-type="float">
            <text:p>320,7</text:p>
          </table:table-cell>
          <table:table-cell table:formula="of:=STDEV([.B2:.B31])" office:value-type="float" office:value="14.1009904274304" calcext:value-type="float">
            <text:p>14,1009904274304</text:p>
          </table:table-cell>
        </table:table-row>
        <table:table-row table:style-name="ro1">
          <table:table-cell table:formula="of:=ROW([.A2])" office:value-type="float" office:value="2" calcext:value-type="float">
            <text:p>2</text:p>
          </table:table-cell>
          <table:table-cell table:formula="of:=317"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table:formula="of:=ROW([.A3])"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table:formula="of:=ROW([.A4])" office:value-type="float" office:value="4" calcext:value-type="float">
            <text:p>4</text:p>
          </table:table-cell>
          <table:table-cell table:formula="of:=333"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table:formula="of:=ROW([.A5])"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table:formula="of:=ROW([.A6])"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table:formula="of:=ROW([.A7])" office:value-type="float" office:value="7" calcext:value-type="float">
            <text:p>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table:formula="of:=ROW([.A8])" office:value-type="float" office:value="8" calcext:value-type="float">
            <text:p>8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table:formula="of:=ROW([.A9])" office:value-type="float" office:value="9" calcext:value-type="float">
            <text:p>9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table:formula="of:=ROW([.A10])" office:value-type="float" office:value="10" calcext:value-type="float">
            <text:p>10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table:formula="of:=ROW([.A11])" office:value-type="float" office:value="11" calcext:value-type="float">
            <text:p>1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table:formula="of:=ROW([.A12])" office:value-type="float" office:value="12" calcext:value-type="float">
            <text:p>12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table:formula="of:=ROW([.A13])" office:value-type="float" office:value="13" calcext:value-type="float">
            <text:p>13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table:formula="of:=ROW([.A14])" office:value-type="float" office:value="14" calcext:value-type="float">
            <text:p>14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table:formula="of:=ROW([.A15])" office:value-type="float" office:value="15" calcext:value-type="float">
            <text:p>15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table:formula="of:=ROW([.A16])" office:value-type="float" office:value="16" calcext:value-type="float">
            <text:p>16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table:formula="of:=ROW([.A17])" office:value-type="float" office:value="17" calcext:value-type="float">
            <text:p>1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table:formula="of:=ROW([.A18])" office:value-type="float" office:value="18" calcext:value-type="float">
            <text:p>1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table:formula="of:=ROW([.A19])" office:value-type="float" office:value="19" calcext:value-type="float">
            <text:p>1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table:formula="of:=ROW([.A20])" office:value-type="float" office:value="20" calcext:value-type="float">
            <text:p>20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table:formula="of:=ROW([.A21])" office:value-type="float" office:value="21" calcext:value-type="float">
            <text:p>21</text:p>
          </table:table-cell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table:formula="of:=ROW([.A22])" office:value-type="float" office:value="22" calcext:value-type="float">
            <text:p>22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table:formula="of:=ROW([.A23])"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table:formula="of:=ROW([.A24])" office:value-type="float" office:value="24" calcext:value-type="float">
            <text:p>24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table:formula="of:=ROW([.A25])" office:value-type="float" office:value="25" calcext:value-type="float">
            <text:p>2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table:formula="of:=ROW([.A26])" office:value-type="float" office:value="26" calcext:value-type="float">
            <text:p>26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table:formula="of:=ROW([.A27])" office:value-type="float" office:value="27" calcext:value-type="float">
            <text:p>27</text:p>
          </table:table-cell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table:formula="of:=ROW([.A28])" office:value-type="float" office:value="28" calcext:value-type="float">
            <text:p>2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table:formula="of:=ROW([.A29])" office:value-type="float" office:value="29" calcext:value-type="float">
            <text:p>29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table:formula="of:=ROW([.A30])" office:value-type="float" office:value="30" calcext:value-type="float">
            <text:p>30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</table:table>
      <table:table table:name="SO10C50_c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Min (las gen)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TD</text:p>
          </table:table-cell>
        </table:table-row>
        <table:table-row table:style-name="ro1">
          <table:table-cell table:formula="of:=ROW([.A1])" office:value-type="float" office:value="1" calcext:value-type="float">
            <text:p>1</text:p>
          </table:table-cell>
          <table:table-cell table:formula="of:=312" office:value-type="float" office:value="312" calcext:value-type="float">
            <text:p>312</text:p>
          </table:table-cell>
          <table:table-cell table:formula="of:=AVERAGE([.B2:.B31])" office:value-type="float" office:value="317.266666666667" calcext:value-type="float">
            <text:p>317,266666666667</text:p>
          </table:table-cell>
          <table:table-cell table:formula="of:=STDEV([.B2:.B31])" office:value-type="float" office:value="9.86786261779511" calcext:value-type="float">
            <text:p>9,86786261779511</text:p>
          </table:table-cell>
        </table:table-row>
        <table:table-row table:style-name="ro1">
          <table:table-cell table:formula="of:=ROW([.A2])" office:value-type="float" office:value="2" calcext:value-type="float">
            <text:p>2</text:p>
          </table:table-cell>
          <table:table-cell table:formula="of:=312"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table:formula="of:=ROW([.A3])"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table:formula="of:=ROW([.A4])" office:value-type="float" office:value="4" calcext:value-type="float">
            <text:p>4</text:p>
          </table:table-cell>
          <table:table-cell table:formula="of:=311"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table:formula="of:=ROW([.A5])"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table:formula="of:=ROW([.A6])"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table:formula="of:=ROW([.A7]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table:formula="of:=ROW([.A8])" office:value-type="float" office:value="8" calcext:value-type="float">
            <text:p>8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table:formula="of:=ROW([.A9])" office:value-type="float" office:value="9" calcext:value-type="float">
            <text:p>9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table:formula="of:=ROW([.A10])" office:value-type="float" office:value="10" calcext:value-type="float">
            <text:p>1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table:formula="of:=ROW([.A11])" office:value-type="float" office:value="11" calcext:value-type="float">
            <text:p>1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table:formula="of:=ROW([.A12])" office:value-type="float" office:value="12" calcext:value-type="float">
            <text:p>12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table:formula="of:=ROW([.A13])"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table:formula="of:=ROW([.A14])" office:value-type="float" office:value="14" calcext:value-type="float">
            <text:p>14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table:formula="of:=ROW([.A15])" office:value-type="float" office:value="15" calcext:value-type="float">
            <text:p>15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table:formula="of:=ROW([.A16])" office:value-type="float" office:value="16" calcext:value-type="float">
            <text:p>1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table:formula="of:=ROW([.A17])" office:value-type="float" office:value="17" calcext:value-type="float">
            <text:p>17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table:formula="of:=ROW([.A18])" office:value-type="float" office:value="18" calcext:value-type="float">
            <text:p>18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table:formula="of:=ROW([.A19])"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table:formula="of:=ROW([.A20])" office:value-type="float" office:value="20" calcext:value-type="float">
            <text:p>2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table:formula="of:=ROW([.A21])" office:value-type="float" office:value="21" calcext:value-type="float">
            <text:p>2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table:formula="of:=ROW([.A22])" office:value-type="float" office:value="22" calcext:value-type="float">
            <text:p>22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table:formula="of:=ROW([.A23])"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table:formula="of:=ROW([.A24])" office:value-type="float" office:value="24" calcext:value-type="float">
            <text:p>24</text:p>
          </table:table-cell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table:formula="of:=ROW([.A25])" office:value-type="float" office:value="25" calcext:value-type="float">
            <text:p>25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table:formula="of:=ROW([.A26])" office:value-type="float" office:value="26" calcext:value-type="float">
            <text:p>26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table:formula="of:=ROW([.A27])" office:value-type="float" office:value="27" calcext:value-type="float">
            <text:p>27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table:formula="of:=ROW([.A28])" office:value-type="float" office:value="28" calcext:value-type="float">
            <text:p>28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table:formula="of:=ROW([.A29])" office:value-type="float" office:value="29" calcext:value-type="float">
            <text:p>29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table:formula="of:=ROW([.A30])" office:value-type="float" office:value="30" calcext:value-type="float">
            <text:p>30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</table:table>
      <table:table table:name="SO10CentOrd" table:style-name="ta1"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Min (las gen)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TD</text:p>
          </table:table-cell>
        </table:table-row>
        <table:table-row table:style-name="ro1">
          <table:table-cell table:style-name="ce2" table:formula="of:=ROW([.A1])" office:value-type="float" office:value="1" calcext:value-type="float">
            <text:p>1</text:p>
          </table:table-cell>
          <table:table-cell table:style-name="ce2" table:formula="of:=312" office:value-type="float" office:value="312" calcext:value-type="float">
            <text:p>312</text:p>
          </table:table-cell>
          <table:table-cell table:style-name="ce2" table:formula="of:=AVERAGE([.B2:.B31])" office:value-type="float" office:value="313.033333333333" calcext:value-type="float">
            <text:p>313,033333333333</text:p>
          </table:table-cell>
          <table:table-cell table:style-name="ce2" table:formula="of:=STDEV([.B2:.B31])" office:value-type="float" office:value="6.86562317704631" calcext:value-type="float">
            <text:p>6,86562317704631</text:p>
          </table:table-cell>
        </table:table-row>
        <table:table-row table:style-name="ro1">
          <table:table-cell table:style-name="ce2" table:formula="of:=ROW([.A2])" office:value-type="float" office:value="2" calcext:value-type="float">
            <text:p>2</text:p>
          </table:table-cell>
          <table:table-cell table:style-name="ce2" table:formula="of:=312" office:value-type="float" office:value="312" calcext:value-type="float">
            <text:p>312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3])" office:value-type="float" office:value="3" calcext:value-type="float">
            <text:p>3</text:p>
          </table:table-cell>
          <table:table-cell table:style-name="ce2" office:value-type="float" office:value="317" calcext:value-type="float">
            <text:p>317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4])" office:value-type="float" office:value="4" calcext:value-type="float">
            <text:p>4</text:p>
          </table:table-cell>
          <table:table-cell table:style-name="ce2" table:formula="of:=306" office:value-type="float" office:value="306" calcext:value-type="float">
            <text:p>306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5])" office:value-type="float" office:value="5" calcext:value-type="float">
            <text:p>5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6])" office:value-type="float" office:value="6" calcext:value-type="float">
            <text:p>6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7])" office:value-type="float" office:value="7" calcext:value-type="float">
            <text:p>7</text:p>
          </table:table-cell>
          <table:table-cell table:style-name="ce2" office:value-type="float" office:value="311" calcext:value-type="float">
            <text:p>311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8])" office:value-type="float" office:value="8" calcext:value-type="float">
            <text:p>8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9])" office:value-type="float" office:value="9" calcext:value-type="float">
            <text:p>9</text:p>
          </table:table-cell>
          <table:table-cell table:style-name="ce2" office:value-type="float" office:value="311" calcext:value-type="float">
            <text:p>311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0])" office:value-type="float" office:value="10" calcext:value-type="float">
            <text:p>10</text:p>
          </table:table-cell>
          <table:table-cell table:style-name="ce2" office:value-type="float" office:value="312" calcext:value-type="float">
            <text:p>312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1])" office:value-type="float" office:value="11" calcext:value-type="float">
            <text:p>11</text:p>
          </table:table-cell>
          <table:table-cell table:style-name="ce2" office:value-type="float" office:value="328" calcext:value-type="float">
            <text:p>328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2])" office:value-type="float" office:value="12" calcext:value-type="float">
            <text:p>12</text:p>
          </table:table-cell>
          <table:table-cell table:style-name="ce2" office:value-type="float" office:value="327" calcext:value-type="float">
            <text:p>327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3])" office:value-type="float" office:value="13" calcext:value-type="float">
            <text:p>13</text:p>
          </table:table-cell>
          <table:table-cell table:style-name="ce2" office:value-type="float" office:value="311" calcext:value-type="float">
            <text:p>311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4])" office:value-type="float" office:value="14" calcext:value-type="float">
            <text:p>14</text:p>
          </table:table-cell>
          <table:table-cell table:style-name="ce2" office:value-type="float" office:value="312" calcext:value-type="float">
            <text:p>312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5])" office:value-type="float" office:value="15" calcext:value-type="float">
            <text:p>15</text:p>
          </table:table-cell>
          <table:table-cell table:style-name="ce2" office:value-type="float" office:value="317" calcext:value-type="float">
            <text:p>317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6])" office:value-type="float" office:value="16" calcext:value-type="float">
            <text:p>16</text:p>
          </table:table-cell>
          <table:table-cell table:style-name="ce2" office:value-type="float" office:value="324" calcext:value-type="float">
            <text:p>324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7])" office:value-type="float" office:value="17" calcext:value-type="float">
            <text:p>17</text:p>
          </table:table-cell>
          <table:table-cell table:style-name="ce2" office:value-type="float" office:value="312" calcext:value-type="float">
            <text:p>312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8])" office:value-type="float" office:value="18" calcext:value-type="float">
            <text:p>18</text:p>
          </table:table-cell>
          <table:table-cell table:style-name="ce2" office:value-type="float" office:value="312" calcext:value-type="float">
            <text:p>312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9])" office:value-type="float" office:value="19" calcext:value-type="float">
            <text:p>19</text:p>
          </table:table-cell>
          <table:table-cell table:style-name="ce2" office:value-type="float" office:value="327" calcext:value-type="float">
            <text:p>327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0])" office:value-type="float" office:value="20" calcext:value-type="float">
            <text:p>20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1])" office:value-type="float" office:value="21" calcext:value-type="float">
            <text:p>21</text:p>
          </table:table-cell>
          <table:table-cell table:style-name="ce2" office:value-type="float" office:value="323" calcext:value-type="float">
            <text:p>323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2])" office:value-type="float" office:value="22" calcext:value-type="float">
            <text:p>22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3])" office:value-type="float" office:value="23" calcext:value-type="float">
            <text:p>23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4])" office:value-type="float" office:value="24" calcext:value-type="float">
            <text:p>24</text:p>
          </table:table-cell>
          <table:table-cell table:style-name="ce2" office:value-type="float" office:value="317" calcext:value-type="float">
            <text:p>317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5])" office:value-type="float" office:value="25" calcext:value-type="float">
            <text:p>25</text:p>
          </table:table-cell>
          <table:table-cell table:style-name="ce2" office:value-type="float" office:value="312" calcext:value-type="float">
            <text:p>312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6])" office:value-type="float" office:value="26" calcext:value-type="float">
            <text:p>26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7])" office:value-type="float" office:value="27" calcext:value-type="float">
            <text:p>27</text:p>
          </table:table-cell>
          <table:table-cell table:style-name="ce2" office:value-type="float" office:value="317" calcext:value-type="float">
            <text:p>317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8])" office:value-type="float" office:value="28" calcext:value-type="float">
            <text:p>28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9])" office:value-type="float" office:value="29" calcext:value-type="float">
            <text:p>29</text:p>
          </table:table-cell>
          <table:table-cell table:style-name="ce2" office:value-type="float" office:value="312" calcext:value-type="float">
            <text:p>312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30])" office:value-type="float" office:value="30" calcext:value-type="float">
            <text:p>30</text:p>
          </table:table-cell>
          <table:table-cell table:style-name="ce2" office:value-type="float" office:value="311" calcext:value-type="float">
            <text:p>311</text:p>
          </table:table-cell>
          <table:table-cell table:style-name="ce6"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SO10C50 Best Run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Gen</text:p>
          </table:table-cell>
          <table:table-cell table:style-name="ce3" office:value-type="string" calcext:value-type="string">
            <text:p>Min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</table:table>
      <table:table table:name="SO10CentOrd_2" table:style-name="ta1"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Min (las gen)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TD</text:p>
          </table:table-cell>
        </table:table-row>
        <table:table-row table:style-name="ro1">
          <table:table-cell table:style-name="ce2" table:formula="of:=ROW([.A1])" office:value-type="float" office:value="1" calcext:value-type="float">
            <text:p>1</text:p>
          </table:table-cell>
          <table:table-cell table:style-name="ce2" table:formula="of:=311" office:value-type="float" office:value="311" calcext:value-type="float">
            <text:p>311</text:p>
          </table:table-cell>
          <table:table-cell table:style-name="ce2" table:formula="of:=AVERAGE([.B2:.B31])" office:value-type="float" office:value="314.9" calcext:value-type="float">
            <text:p>314,9</text:p>
          </table:table-cell>
          <table:table-cell table:style-name="ce2" table:formula="of:=STDEV([.B2:.B31])" office:value-type="float" office:value="8.02302720406963" calcext:value-type="float">
            <text:p>8,02302720406963</text:p>
          </table:table-cell>
        </table:table-row>
        <table:table-row table:style-name="ro1">
          <table:table-cell table:style-name="ce2" table:formula="of:=ROW([.A2])" office:value-type="float" office:value="2" calcext:value-type="float">
            <text:p>2</text:p>
          </table:table-cell>
          <table:table-cell table:style-name="ce2" table:formula="of:=324" office:value-type="float" office:value="324" calcext:value-type="float">
            <text:p>324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3])" office:value-type="float" office:value="3" calcext:value-type="float">
            <text:p>3</text:p>
          </table:table-cell>
          <table:table-cell table:style-name="ce2" office:value-type="float" office:value="311" calcext:value-type="float">
            <text:p>311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4])" office:value-type="float" office:value="4" calcext:value-type="float">
            <text:p>4</text:p>
          </table:table-cell>
          <table:table-cell table:style-name="ce2" table:formula="of:=306" office:value-type="float" office:value="306" calcext:value-type="float">
            <text:p>306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5])" office:value-type="float" office:value="5" calcext:value-type="float">
            <text:p>5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6])" office:value-type="float" office:value="6" calcext:value-type="float">
            <text:p>6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7])" office:value-type="float" office:value="7" calcext:value-type="float">
            <text:p>7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8])" office:value-type="float" office:value="8" calcext:value-type="float">
            <text:p>8</text:p>
          </table:table-cell>
          <table:table-cell table:style-name="ce2" office:value-type="float" office:value="328" calcext:value-type="float">
            <text:p>328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9])" office:value-type="float" office:value="9" calcext:value-type="float">
            <text:p>9</text:p>
          </table:table-cell>
          <table:table-cell table:style-name="ce2" office:value-type="float" office:value="312" calcext:value-type="float">
            <text:p>312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0])" office:value-type="float" office:value="10" calcext:value-type="float">
            <text:p>10</text:p>
          </table:table-cell>
          <table:table-cell table:style-name="ce2" office:value-type="float" office:value="324" calcext:value-type="float">
            <text:p>324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1])" office:value-type="float" office:value="11" calcext:value-type="float">
            <text:p>11</text:p>
          </table:table-cell>
          <table:table-cell table:style-name="ce2" office:value-type="float" office:value="324" calcext:value-type="float">
            <text:p>324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2])" office:value-type="float" office:value="12" calcext:value-type="float">
            <text:p>12</text:p>
          </table:table-cell>
          <table:table-cell table:style-name="ce2" office:value-type="float" office:value="324" calcext:value-type="float">
            <text:p>324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3])" office:value-type="float" office:value="13" calcext:value-type="float">
            <text:p>13</text:p>
          </table:table-cell>
          <table:table-cell table:style-name="ce2" office:value-type="float" office:value="317" calcext:value-type="float">
            <text:p>317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4])" office:value-type="float" office:value="14" calcext:value-type="float">
            <text:p>14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5])" office:value-type="float" office:value="15" calcext:value-type="float">
            <text:p>15</text:p>
          </table:table-cell>
          <table:table-cell table:style-name="ce2" office:value-type="float" office:value="311" calcext:value-type="float">
            <text:p>311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6])" office:value-type="float" office:value="16" calcext:value-type="float">
            <text:p>16</text:p>
          </table:table-cell>
          <table:table-cell table:style-name="ce2" office:value-type="float" office:value="311" calcext:value-type="float">
            <text:p>311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7])" office:value-type="float" office:value="17" calcext:value-type="float">
            <text:p>17</text:p>
          </table:table-cell>
          <table:table-cell table:style-name="ce2" office:value-type="float" office:value="324" calcext:value-type="float">
            <text:p>324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8])" office:value-type="float" office:value="18" calcext:value-type="float">
            <text:p>18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9])" office:value-type="float" office:value="19" calcext:value-type="float">
            <text:p>19</text:p>
          </table:table-cell>
          <table:table-cell table:style-name="ce2" office:value-type="float" office:value="311" calcext:value-type="float">
            <text:p>311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0])" office:value-type="float" office:value="20" calcext:value-type="float">
            <text:p>20</text:p>
          </table:table-cell>
          <table:table-cell table:style-name="ce2" office:value-type="float" office:value="311" calcext:value-type="float">
            <text:p>311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1])" office:value-type="float" office:value="21" calcext:value-type="float">
            <text:p>21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2])" office:value-type="float" office:value="22" calcext:value-type="float">
            <text:p>22</text:p>
          </table:table-cell>
          <table:table-cell table:style-name="ce2" office:value-type="float" office:value="324" calcext:value-type="float">
            <text:p>324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3])" office:value-type="float" office:value="23" calcext:value-type="float">
            <text:p>23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4])" office:value-type="float" office:value="24" calcext:value-type="float">
            <text:p>24</text:p>
          </table:table-cell>
          <table:table-cell table:style-name="ce2" office:value-type="float" office:value="312" calcext:value-type="float">
            <text:p>312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5])" office:value-type="float" office:value="25" calcext:value-type="float">
            <text:p>25</text:p>
          </table:table-cell>
          <table:table-cell table:style-name="ce2" office:value-type="float" office:value="317" calcext:value-type="float">
            <text:p>317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6])" office:value-type="float" office:value="26" calcext:value-type="float">
            <text:p>26</text:p>
          </table:table-cell>
          <table:table-cell table:style-name="ce2" office:value-type="float" office:value="323" calcext:value-type="float">
            <text:p>323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7])" office:value-type="float" office:value="27" calcext:value-type="float">
            <text:p>27</text:p>
          </table:table-cell>
          <table:table-cell table:style-name="ce2" office:value-type="float" office:value="312" calcext:value-type="float">
            <text:p>312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8])" office:value-type="float" office:value="28" calcext:value-type="float">
            <text:p>28</text:p>
          </table:table-cell>
          <table:table-cell table:style-name="ce2" office:value-type="float" office:value="317" calcext:value-type="float">
            <text:p>317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9])" office:value-type="float" office:value="29" calcext:value-type="float">
            <text:p>29</text:p>
          </table:table-cell>
          <table:table-cell table:style-name="ce2" office:value-type="float" office:value="317" calcext:value-type="float">
            <text:p>317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30])" office:value-type="float" office:value="30" calcext:value-type="float">
            <text:p>30</text:p>
          </table:table-cell>
          <table:table-cell table:style-name="ce2" office:value-type="float" office:value="334" calcext:value-type="float">
            <text:p>334</text:p>
          </table:table-cell>
          <table:table-cell table:style-name="ce6"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SO10C50 Best Run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Gen</text:p>
          </table:table-cell>
          <table:table-cell table:style-name="ce3" office:value-type="string" calcext:value-type="string">
            <text:p>Min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</table:table>
      <table:table table:name="SO10CentOrd_3" table:style-name="ta1"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Min (las gen)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TD</text:p>
          </table:table-cell>
        </table:table-row>
        <table:table-row table:style-name="ro1">
          <table:table-cell table:style-name="ce2" table:formula="of:=ROW([.A1])" office:value-type="float" office:value="1" calcext:value-type="float">
            <text:p>1</text:p>
          </table:table-cell>
          <table:table-cell table:style-name="ce2" table:formula="of:=306" office:value-type="float" office:value="306" calcext:value-type="float">
            <text:p>306</text:p>
          </table:table-cell>
          <table:table-cell table:style-name="ce2" table:formula="of:=AVERAGE([.B2:.B31])" office:value-type="float" office:value="314.733333333333" calcext:value-type="float">
            <text:p>314,733333333333</text:p>
          </table:table-cell>
          <table:table-cell table:style-name="ce2" table:formula="of:=STDEV([.B2:.B31])" office:value-type="float" office:value="8.02123618185236" calcext:value-type="float">
            <text:p>8,02123618185236</text:p>
          </table:table-cell>
        </table:table-row>
        <table:table-row table:style-name="ro1">
          <table:table-cell table:style-name="ce2" table:formula="of:=ROW([.A2])" office:value-type="float" office:value="2" calcext:value-type="float">
            <text:p>2</text:p>
          </table:table-cell>
          <table:table-cell table:style-name="ce2" table:formula="of:=312" office:value-type="float" office:value="312" calcext:value-type="float">
            <text:p>312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3])" office:value-type="float" office:value="3" calcext:value-type="float">
            <text:p>3</text:p>
          </table:table-cell>
          <table:table-cell table:style-name="ce2" office:value-type="float" office:value="324" calcext:value-type="float">
            <text:p>324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4])" office:value-type="float" office:value="4" calcext:value-type="float">
            <text:p>4</text:p>
          </table:table-cell>
          <table:table-cell table:style-name="ce2" table:formula="of:=324" office:value-type="float" office:value="324" calcext:value-type="float">
            <text:p>324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5])" office:value-type="float" office:value="5" calcext:value-type="float">
            <text:p>5</text:p>
          </table:table-cell>
          <table:table-cell table:style-name="ce2" office:value-type="float" office:value="324" calcext:value-type="float">
            <text:p>324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6])" office:value-type="float" office:value="6" calcext:value-type="float">
            <text:p>6</text:p>
          </table:table-cell>
          <table:table-cell table:style-name="ce2" office:value-type="float" office:value="327" calcext:value-type="float">
            <text:p>327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7])" office:value-type="float" office:value="7" calcext:value-type="float">
            <text:p>7</text:p>
          </table:table-cell>
          <table:table-cell table:style-name="ce2" office:value-type="float" office:value="311" calcext:value-type="float">
            <text:p>311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8])" office:value-type="float" office:value="8" calcext:value-type="float">
            <text:p>8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9])" office:value-type="float" office:value="9" calcext:value-type="float">
            <text:p>9</text:p>
          </table:table-cell>
          <table:table-cell table:style-name="ce2" office:value-type="float" office:value="312" calcext:value-type="float">
            <text:p>312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0])" office:value-type="float" office:value="10" calcext:value-type="float">
            <text:p>10</text:p>
          </table:table-cell>
          <table:table-cell table:style-name="ce2" office:value-type="float" office:value="312" calcext:value-type="float">
            <text:p>312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1])" office:value-type="float" office:value="11" calcext:value-type="float">
            <text:p>11</text:p>
          </table:table-cell>
          <table:table-cell table:style-name="ce2" office:value-type="float" office:value="324" calcext:value-type="float">
            <text:p>324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2])" office:value-type="float" office:value="12" calcext:value-type="float">
            <text:p>12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3])" office:value-type="float" office:value="13" calcext:value-type="float">
            <text:p>13</text:p>
          </table:table-cell>
          <table:table-cell table:style-name="ce2" office:value-type="float" office:value="312" calcext:value-type="float">
            <text:p>312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4])" office:value-type="float" office:value="14" calcext:value-type="float">
            <text:p>14</text:p>
          </table:table-cell>
          <table:table-cell table:style-name="ce2" office:value-type="float" office:value="311" calcext:value-type="float">
            <text:p>311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5])" office:value-type="float" office:value="15" calcext:value-type="float">
            <text:p>15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6])" office:value-type="float" office:value="16" calcext:value-type="float">
            <text:p>16</text:p>
          </table:table-cell>
          <table:table-cell table:style-name="ce2" office:value-type="float" office:value="324" calcext:value-type="float">
            <text:p>324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7])" office:value-type="float" office:value="17" calcext:value-type="float">
            <text:p>17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8])" office:value-type="float" office:value="18" calcext:value-type="float">
            <text:p>18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19])" office:value-type="float" office:value="19" calcext:value-type="float">
            <text:p>19</text:p>
          </table:table-cell>
          <table:table-cell table:style-name="ce2" office:value-type="float" office:value="324" calcext:value-type="float">
            <text:p>324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0])" office:value-type="float" office:value="20" calcext:value-type="float">
            <text:p>20</text:p>
          </table:table-cell>
          <table:table-cell table:style-name="ce2" office:value-type="float" office:value="312" calcext:value-type="float">
            <text:p>312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1])" office:value-type="float" office:value="21" calcext:value-type="float">
            <text:p>21</text:p>
          </table:table-cell>
          <table:table-cell table:style-name="ce2" office:value-type="float" office:value="336" calcext:value-type="float">
            <text:p>336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2])" office:value-type="float" office:value="22" calcext:value-type="float">
            <text:p>22</text:p>
          </table:table-cell>
          <table:table-cell table:style-name="ce2" office:value-type="float" office:value="312" calcext:value-type="float">
            <text:p>312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3])" office:value-type="float" office:value="23" calcext:value-type="float">
            <text:p>23</text:p>
          </table:table-cell>
          <table:table-cell table:style-name="ce2" office:value-type="float" office:value="312" calcext:value-type="float">
            <text:p>312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4])" office:value-type="float" office:value="24" calcext:value-type="float">
            <text:p>24</text:p>
          </table:table-cell>
          <table:table-cell table:style-name="ce2" office:value-type="float" office:value="317" calcext:value-type="float">
            <text:p>317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5])" office:value-type="float" office:value="25" calcext:value-type="float">
            <text:p>25</text:p>
          </table:table-cell>
          <table:table-cell table:style-name="ce2" office:value-type="float" office:value="312" calcext:value-type="float">
            <text:p>312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6])" office:value-type="float" office:value="26" calcext:value-type="float">
            <text:p>26</text:p>
          </table:table-cell>
          <table:table-cell table:style-name="ce2" office:value-type="float" office:value="312" calcext:value-type="float">
            <text:p>312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7])" office:value-type="float" office:value="27" calcext:value-type="float">
            <text:p>27</text:p>
          </table:table-cell>
          <table:table-cell table:style-name="ce2" office:value-type="float" office:value="311" calcext:value-type="float">
            <text:p>311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8])" office:value-type="float" office:value="28" calcext:value-type="float">
            <text:p>28</text:p>
          </table:table-cell>
          <table:table-cell table:style-name="ce2" office:value-type="float" office:value="324" calcext:value-type="float">
            <text:p>324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29])" office:value-type="float" office:value="29" calcext:value-type="float">
            <text:p>29</text:p>
          </table:table-cell>
          <table:table-cell table:style-name="ce2" office:value-type="float" office:value="311" calcext:value-type="float">
            <text:p>311</text:p>
          </table:table-cell>
          <table:table-cell table:style-name="ce6" table:number-columns-repeated="2"/>
        </table:table-row>
        <table:table-row table:style-name="ro1">
          <table:table-cell table:style-name="ce2" table:formula="of:=ROW([.A30])" office:value-type="float" office:value="30" calcext:value-type="float">
            <text:p>30</text:p>
          </table:table-cell>
          <table:table-cell table:style-name="ce2" office:value-type="float" office:value="306" calcext:value-type="float">
            <text:p>306</text:p>
          </table:table-cell>
          <table:table-cell table:style-name="ce6"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SO10C50 Best Run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Gen</text:p>
          </table:table-cell>
          <table:table-cell table:style-name="ce3" office:value-type="string" calcext:value-type="string">
            <text:p>Min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1:21:16.170308772</meta:creation-date>
    <dc:date>2022-10-29T14:17:00.794799679</dc:date>
    <meta:editing-duration>PT1H37M54S</meta:editing-duration>
    <meta:editing-cycles>2</meta:editing-cycles>
    <meta:generator>LibreOffice/7.3.6.2$Linux_X86_64 LibreOffice_project/30$Build-2</meta:generator>
    <meta:document-statistic meta:table-count="6" meta:cell-count="1220" meta:object-count="0"/>
  </office:meta>
</office:document-meta>
</file>